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Default"/>
        <table:table-row table:style-name="ro1">
          <table:table-cell table:number-columns-repeated="2" office:value-type="float" office:value="106025" calcext:value-type="float">
            <text:p>106025</text:p>
          </table:table-cell>
          <table:table-cell office:value-type="float" office:value="105221" calcext:value-type="float">
            <text:p>105221</text:p>
          </table:table-cell>
          <table:table-cell office:value-type="float" office:value="103913" calcext:value-type="float">
            <text:p>103913</text:p>
          </table:table-cell>
          <table:table-cell office:value-type="float" office:value="105353" calcext:value-type="float">
            <text:p>105353</text:p>
          </table:table-cell>
          <table:table-cell table:number-columns-repeated="2" office:value-type="float" office:value="103913" calcext:value-type="float">
            <text:p>103913</text:p>
          </table:table-cell>
          <table:table-cell office:value-type="float" office:value="105353" calcext:value-type="float">
            <text:p>105353</text:p>
          </table:table-cell>
          <table:table-cell office:value-type="float" office:value="104948" calcext:value-type="float">
            <text:p>104948</text:p>
          </table:table-cell>
          <table:table-cell office:value-type="float" office:value="103913" calcext:value-type="float">
            <text:p>103913</text:p>
          </table:table-cell>
        </table:table-row>
        <table:table-row table:style-name="ro1">
          <table:table-cell table:number-columns-repeated="6" office:value-type="float" office:value="103913" calcext:value-type="float">
            <text:p>103913</text:p>
          </table:table-cell>
          <table:table-cell office:value-type="float" office:value="105296" calcext:value-type="float">
            <text:p>105296</text:p>
          </table:table-cell>
          <table:table-cell office:value-type="float" office:value="103913" calcext:value-type="float">
            <text:p>103913</text:p>
          </table:table-cell>
          <table:table-cell office:value-type="float" office:value="103786" calcext:value-type="float">
            <text:p>103786</text:p>
          </table:table-cell>
          <table:table-cell office:value-type="float" office:value="103913" calcext:value-type="float">
            <text:p>103913</text:p>
          </table:table-cell>
        </table:table-row>
        <table:table-row table:style-name="ro1">
          <table:table-cell office:value-type="float" office:value="106025" calcext:value-type="float">
            <text:p>106025</text:p>
          </table:table-cell>
          <table:table-cell office:value-type="float" office:value="103913" calcext:value-type="float">
            <text:p>103913</text:p>
          </table:table-cell>
          <table:table-cell office:value-type="float" office:value="105221" calcext:value-type="float">
            <text:p>105221</text:p>
          </table:table-cell>
          <table:table-cell office:value-type="float" office:value="99210" calcext:value-type="float">
            <text:p>99210</text:p>
          </table:table-cell>
          <table:table-cell office:value-type="float" office:value="103913" calcext:value-type="float">
            <text:p>103913</text:p>
          </table:table-cell>
          <table:table-cell office:value-type="float" office:value="105221" calcext:value-type="float">
            <text:p>105221</text:p>
          </table:table-cell>
          <table:table-cell office:value-type="float" office:value="103913" calcext:value-type="float">
            <text:p>103913</text:p>
          </table:table-cell>
          <table:table-cell office:value-type="float" office:value="103627" calcext:value-type="float">
            <text:p>103627</text:p>
          </table:table-cell>
          <table:table-cell table:number-columns-repeated="2" office:value-type="float" office:value="103913" calcext:value-type="float">
            <text:p>103913</text:p>
          </table:table-cell>
        </table:table-row>
        <table:table-row table:style-name="ro1">
          <table:table-cell office:value-type="float" office:value="103101" calcext:value-type="float">
            <text:p>103101</text:p>
          </table:table-cell>
          <table:table-cell office:value-type="float" office:value="103913" calcext:value-type="float">
            <text:p>103913</text:p>
          </table:table-cell>
          <table:table-cell office:value-type="float" office:value="105353" calcext:value-type="float">
            <text:p>105353</text:p>
          </table:table-cell>
          <table:table-cell table:number-columns-repeated="5" office:value-type="float" office:value="103913" calcext:value-type="float">
            <text:p>103913</text:p>
          </table:table-cell>
          <table:table-cell office:value-type="float" office:value="105296" calcext:value-type="float">
            <text:p>105296</text:p>
          </table:table-cell>
          <table:table-cell office:value-type="float" office:value="105890" calcext:value-type="float">
            <text:p>105890</text:p>
          </table:table-cell>
        </table:table-row>
        <table:table-row table:style-name="ro1">
          <table:table-cell office:value-type="float" office:value="106025" calcext:value-type="float">
            <text:p>106025</text:p>
          </table:table-cell>
          <table:table-cell office:value-type="float" office:value="105296" calcext:value-type="float">
            <text:p>105296</text:p>
          </table:table-cell>
          <table:table-cell office:value-type="float" office:value="105221" calcext:value-type="float">
            <text:p>105221</text:p>
          </table:table-cell>
          <table:table-cell table:number-columns-repeated="4" office:value-type="float" office:value="103913" calcext:value-type="float">
            <text:p>103913</text:p>
          </table:table-cell>
          <table:table-cell office:value-type="float" office:value="105221" calcext:value-type="float">
            <text:p>105221</text:p>
          </table:table-cell>
          <table:table-cell table:number-columns-repeated="2" office:value-type="float" office:value="103913" calcext:value-type="float">
            <text:p>103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21:29.4020739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07:12.635595761</meta:creation-date>
    <dc:date>2016-04-22T14:21:46.459188963</dc:date>
    <meta:editing-duration>PT1M6S</meta:editing-duration>
    <meta:editing-cycles>2</meta:editing-cycles>
    <meta:generator>LibreOffice/5.0.3.2$Linux_X86_64 LibreOffice_project/00m0$Build-2</meta:generator>
    <meta:document-statistic meta:table-count="1" meta:cell-count="50" meta:object-count="0"/>
  </office:meta>
</office:document-meta>
</file>